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Table_20_Contents">
      <style:text-properties fo:font-size="13pt" style:font-size-asian="13pt" style:font-size-complex="13pt"/>
    </style:style>
    <style:style style:name="P3" style:family="paragraph" style:parent-style-name="Standard" style:list-style-name="L1"/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 style:list-style-name="L1">
      <style:text-properties fo:font-size="13pt" style:font-size-asian="13pt" style:font-size-complex="13pt"/>
    </style:style>
    <style:style style:name="P6" style:family="paragraph" style:parent-style-name="Standard" style:list-style-name="L1">
      <style:text-properties fo:font-size="13pt" style:font-size-asian="13pt" style:language-asian="ja" style:country-asian="JP" style:font-size-complex="13pt"/>
    </style:style>
    <style:style style:name="P7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8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9" style:family="paragraph" style:parent-style-name="Standard" style:list-style-name="L1">
      <style:text-properties fo:font-size="13pt" fo:background-color="#ffff00" style:font-size-asian="13pt" style:font-size-complex="13pt"/>
    </style:style>
    <style:style style:name="P10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11" style:family="paragraph" style:parent-style-name="Standard" style:list-style-name="L1">
      <style:text-properties fo:font-size="13pt" fo:background-color="transparent" style:font-size-asian="13pt" style:language-asian="ja" style:country-asian="JP" style:font-size-complex="13pt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ffff00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 [STEPS : ops] 20191006_070127</text:p>
      <text:list xml:id="list7725679520791590009" text:style-name="L1">
        <text:list-item>
          <text:p text:style-name="P5">get : image &amp; video files</text:p>
          <text:list>
            <text:list-item>
              <text:p text:style-name="P5">explorer</text:p>
              <text:list>
                <text:list-item>
                  <text:p text:style-name="P5">select : “kbuchi<text:span text:style-name="T1">のiphone</text:span>”</text:p>
                </text:list-item>
                <text:list-item>
                  <text:p text:style-name="P5">click → list pain</text:p>
                </text:list-item>
                <text:list-item>
                  <text:p text:style-name="P5">(End &gt; Ret) x 3</text:p>
                </text:list-item>
                <text:list-item>
                  <text:p text:style-name="P5">“<text:span text:style-name="T1">表示方法</text:span>” ==&gt; “<text:span text:style-name="T1">詳細</text:span>”</text:p>
                </text:list-item>
                <text:list-item>
                  <text:p text:style-name="P5">image files</text:p>
                  <text:list>
                    <text:list-item>
                      <text:p text:style-name="P5">“<text:span text:style-name="T1">更新日時</text:span>” → click (to <text:span text:style-name="T1">下向き三角)</text:span></text:p>
                    </text:list-item>
                    <text:list-item>
                      <text:p text:style-name="P6">move → col “更新日時” to ==&gt; next to “名前”</text:p>
                    </text:list-item>
                    <text:list-item>
                      <text:p text:style-name="P6">select → files</text:p>
                    </text:list-item>
                  </text:list>
                </text:list-item>
                <text:list-item>
                  <text:p text:style-name="P6">video files</text:p>
                  <text:list>
                    <text:list-item>
                      <text:p text:style-name="P5">“<text:span text:style-name="T1">種類</text:span>” → click (to <text:span text:style-name="T1">下向き三角) x 2</text:span></text:p>
                    </text:list-item>
                    <text:list-item>
                      <text:p text:style-name="P6">select → files</text:p>
                    </text:list-item>
                  </text:list>
                </text:list-item>
              </text:list>
            </text:list-item>
            <text:list-item>
              <text:p text:style-name="P5">open : </text:p>
            </text:list-item>
          </text:list>
        </text:list-item>
        <text:list-item>
          <text:p text:style-name="P5">MANY STEPS</text:p>
        </text:list-item>
        <text:list-item>
          <text:p text:style-name="P5">image files → delete not-for-register ones</text:p>
        </text:list-item>
        <text:list-item>
          <text:p text:style-name="P5">“2<text:tab/>change_file_names”</text:p>
        </text:list-item>
        <text:list-item>
          <text:p text:style-name="P5">“3<text:tab/>Delete_in-db-existing-files”</text:p>
        </text:list-item>
        <text:list-item>
          <text:p text:style-name="P5">“5<text:tab/>start editing”</text:p>
        </text:list-item>
        <text:list-item>
          <text:p text:style-name="P3"><text:span text:style-name="T2">server → stop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5">close</text:p>
          <text:list>
            <text:list-item>
              <text:p text:style-name="P5">folder</text:p>
              <text:list>
                <text:list-item>
                  <text:p text:style-name="P5">“tmp”</text:p>
                </text:list-item>
                <text:list-item>
                  <text:p text:style-name="P5">コンピューター\kbuchi の iPhone\Internal Storage\DCIM\140APPLE</text:p>
                </text:list-item>
              </text:list>
            </text:list-item>
            <text:list-item>
              <text:p text:style-name="P5">text file → 11-0) update date.txt</text:p>
            </text:list-item>
          </text:list>
        </text:list-item>
        <text:list-item>
          <text:p text:style-name="P5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2">C:\WORKS_2\WS\WS_Cake_IFM11\get_folder_list.[v.2].20190210_091405.rb</text:p>
          </table:table-cell>
        </table:table-row>
      </table:table>
      <text:list xml:id="list31322438" text:continue-numbering="true" text:style-name="L1">
        <text:list-item>
          <text:list>
            <text:list-item>
              <text:p text:style-name="P7">prep</text:p>
              <text:list>
                <text:list-item>
                  <text:p text:style-name="P8">“表示方法”　=&gt;　”詳細”</text:p>
                </text:list-item>
                <text:list-item>
                  <text:p text:style-name="P8">sort → column “種類”</text:p>
                </text:list-item>
                <text:list-item>
                  <text:p text:style-name="P8">select : mov files</text:p>
                </text:list-item>
              </text:list>
            </text:list-item>
            <text:list-item>
              <text:p text:style-name="P7">move</text:p>
              <text:list>
                <text:list-item>
                  <text:list>
                    <text:list-item>
                      <text:p text:style-name="P7">from : C:\WORKS_2\WS\WS_Cake_IFM11\iphone</text:p>
                    </text:list-item>
                    <text:list-item>
                      <text:p text:style-name="P7">to : C:\WORKS_2\WS\WS_Cake_IFM11</text:p>
                    </text:list-item>
                  </text:list>
                </text:list-item>
                <text:list-item>
                  <text:p text:style-name="P7">C – x (cut)</text:p>
                </text:list-item>
                <text:list-item>
                  <text:p text:style-name="P7">M - <text:span text:style-name="T1">↑ (move dir upward)</text:span></text:p>
                </text:list-item>
                <text:list-item>
                  <text:p text:style-name="P8">C – v (paste)</text:p>
                </text:list-item>
              </text:list>
            </text:list-item>
            <text:list-item>
              <text:p text:style-name="P7">exec : get_folder_list.[v.2].20190210_091405.rb</text:p>
              <text:list>
                <text:list-item>
                  <text:p text:style-name="P7">“g” (select the ruby file)</text:p>
                </text:list-item>
                <text:list-item>
                  <text:p text:style-name="P7">Ret (exec)</text:p>
                </text:list-item>
              </text:list>
            </text:list-item>
            <text:list-item>
              <text:p text:style-name="P5">gen-ed text file</text:p>
              <text:list>
                <text:list-item>
                  <text:p text:style-name="P5">open</text:p>
                </text:list-item>
                <text:list-item>
                  <text:p text:style-name="P5">select → mov files lines</text:p>
                </text:list-item>
              </text:list>
            </text:list-item>
          </text:list>
        </text:list-item>
        <text:list-item>
          <text:p text:style-name="P3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5">select “ip” tab</text:p>
            </text:list-item>
            <text:list-item>
              <text:p text:style-name="P5">“1<text:tab/>get_4_Corners” ==&gt; click</text:p>
            </text:list-item>
            <text:list-item>
              <text:p text:style-name="P5">buttons</text:p>
              <text:list>
                <text:list-item>
                  <text:p text:style-name="P5">“Open dir”</text:p>
                </text:list-item>
                <text:list-item>
                  <text:p text:style-name="P5">“Prep”</text:p>
                </text:list-item>
              </text:list>
            </text:list-item>
            <text:list-item>
              <text:p text:style-name="P5">copied ? → at C:\WORKS_2\WS\WS_Others.Art\JVEMV6\46_art\VIRTUAL\Admin_Projects\ip\images</text:p>
            </text:list-item>
            <text:list-item>
              <text:p text:style-name="P5">“Gen Cake csv”</text:p>
            </text:list-item>
          </text:list>
        </text:list-item>
        <text:list-item>
          <text:p text:style-name="P9">mov files</text:p>
          <text:list>
            <text:list-item>
              <text:p text:style-name="P5">mov files ==&gt; back to folder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2"/>
          </table:table-cell>
        </table:table-row>
      </table:table>
      <text:list xml:id="list31322794" text:continue-numbering="true" text:style-name="L1">
        <text:list-item>
          <text:list>
            <text:list-item>
              <text:p text:style-name="P10">to ==&gt; vlc player</text:p>
              <text:list>
                <text:list-item>
                  <text:p text:style-name="P10">“<text:span text:style-name="T1">メディアライブラリ</text:span>”</text:p>
                </text:list-item>
                <text:list-item>
                  <text:p text:style-name="P10">right click &gt; “<text:span text:style-name="T1">フォルダーを追加</text:span>”</text:p>
                  <text:list>
                    <text:list-item>
                      <text:p text:style-name="P7">from : <text:tab/>C:\WORKS_2\WS\WS_Cake_IFM11</text:p>
                    </text:list-item>
                    <text:list-item>
                      <text:p text:style-name="P7">back to C:\WORKS_2\WS\WS_Cake_IFM11\iphone</text:p>
                    </text:list-item>
                  </text:list>
                </text:list-item>
                <text:list-item>
                  <text:p text:style-name="P7">select files</text:p>
                </text:list-item>
                <text:list-item>
                  <text:p text:style-name="P7">C – x (cut)</text:p>
                </text:list-item>
                <text:list-item>
                  <text:p text:style-name="P7">M - <text:span text:style-name="T1">← (back to iphone folder)</text:span></text:p>
                </text:list-item>
                <text:list-item>
                  <text:p text:style-name="P8">col “名前” → click (sort)</text:p>
                </text:list-item>
                <text:list-item>
                  <text:p text:style-name="P8">C – v (paste)</text:p>
                </text:list-item>
                <text:list-item>
                  <text:p text:style-name="P11">col “名前” → click (sort)</text:p>
                </text:list-item>
                <text:list-item>
                  <text:p text:style-name="P6">mov files ==&gt; to vlc player</text:p>
                  <text:list>
                    <text:list-item>
                      <text:p text:style-name="P6">drag &amp; drop</text:p>
                    </text:list-item>
                    <text:list-item>
                      <text:p text:style-name="P6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6">explorer</text:p>
                  <text:list>
                    <text:list-item>
                      <text:p text:style-name="P6">“表示方法” ==&gt; “大アイコン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image files ==&gt; orientation</text:p>
        </text:list-item>
        <text:list-item>
          <text:p text:style-name="P5">close</text:p>
          <text:list>
            <text:list-item>
              <text:p text:style-name="P5">folders</text:p>
              <text:list>
                <text:list-item>
                  <text:p text:style-name="P5">“images”</text:p>
                </text:list-item>
                <text:list-item>
                  <text:p text:style-name="P5">“images.corners”</text:p>
                </text:list-item>
              </text:list>
            </text:list-item>
            <text:list-item>
              <text:p text:style-name="P5">text files</text:p>
              <text:list>
                <text:list-item>
                  <text:p text:style-name="P5">11-0) update date.txt</text:p>
                </text:list-item>
              </text:list>
            </text:list-item>
            <text:list-item>
              <text:p text:style-name="P3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</text:list-item>
            <text:list-item>
              <text:p text:style-name="P3"><text:span text:style-name="T2">server : <text:s/></text:span><text:a xlink:type="simple" xlink:href="http://localhost:8001/" text:style-name="Internet_20_link" text:visited-style-name="Visited_20_Internet_20_Link"><text:span text:style-name="T2">http://localhost:8001</text:span></text:a></text:p>
            </text:list-item>
          </text:list>
        </text:list-item>
        <text:list-item>
          <text:p text:style-name="P3"><text:span text:style-name="T2">re-start server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5">csv files → open (2 files) at <text:s/>C:\WORKS_2\WS\WS_Others.Art\JVEMV6\46_art\VIRTUAL\Admin_Projects\ip\data\csv</text:p>
          <text:list>
            <text:list-item>
              <text:p text:style-name="P5">e_entries.ods</text:p>
            </text:list-item>
            <text:list-item>
              <text:p text:style-name="P5"><text:soft-page-break/>entries.XXX.csv</text:p>
            </text:list-item>
          </text:list>
        </text:list-item>
        <text:list-item>
          <text:p text:style-name="P5">e_entries.ods</text:p>
          <text:list>
            <text:list-item>
              <text:p text:style-name="P5">C/P</text:p>
              <text:list>
                <text:list-item>
                  <text:list>
                    <text:list-item>
                      <text:p text:style-name="P5">from : entries.XXX.csv</text:p>
                    </text:list-item>
                    <text:list-item>
                      <text:p text:style-name="P5">to : e_entries.ods</text:p>
                    </text:list-item>
                  </text:list>
                </text:list-item>
                <text:list-item>
                  <text:p text:style-name="P5">steps</text:p>
                  <text:list>
                    <text:list-item>
                      <text:p text:style-name="P5">entries.XXX.csv</text:p>
                      <text:list>
                        <text:list-item>
                          <text:p text:style-name="P5">select range</text:p>
                        </text:list-item>
                        <text:list-item>
                          <text:p text:style-name="P5">C – c (copy)</text:p>
                        </text:list-item>
                        <text:list-item>
                          <text:p text:style-name="P5">C – w (close file)</text:p>
                        </text:list-item>
                      </text:list>
                    </text:list-item>
                    <text:list-item>
                      <text:p text:style-name="P5">e_entries.ods</text:p>
                      <text:list>
                        <text:list-item>
                          <text:p text:style-name="P5">C - “*” (select the range)</text:p>
                        </text:list-item>
                        <text:list-item>
                          <text:p text:style-name="P5">Del (delete)</text:p>
                        </text:list-item>
                        <text:list-item>
                          <text:p text:style-name="P5">C – s (save)</text:p>
                        </text:list-item>
                        <text:list-item>
                          <text:p text:style-name="P5">C – Home (goto cell A1)</text:p>
                        </text:list-item>
                        <text:list-item>
                          <text:p text:style-name="P5">C – S – v (paste value)</text:p>
                        </text:list-item>
                        <text:list-item>
                          <text:p text:style-name="P5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mov file names</text:p>
              <text:list>
                <text:list-item>
                  <text:p text:style-name="P5">Copy</text:p>
                </text:list-item>
                <text:list-item>
                  <text:p text:style-name="P5">directory_list.XXX.txt ==&gt; close</text:p>
                </text:list-item>
                <text:list-item>
                  <text:p text:style-name="P5">Paste</text:p>
                </text:list-item>
              </text:list>
            </text:list-item>
            <text:list-item>
              <text:p text:style-name="P5">col “no” → fill</text:p>
              <text:list>
                <text:list-item>
                  <text:p text:style-name="P5">in the cell → “=+XXX”</text:p>
                </text:list-item>
                <text:list-item>
                  <text:p text:style-name="P5">C/P to → oth<text:span text:style-name="T1">er cells</text:span></text:p>
                </text:list-item>
                <text:list-item>
                  <text:p text:style-name="P8">C – c &gt; C – S – v (paste values)</text:p>
                </text:list-item>
                <text:list-item>
                  <text:p text:style-name="P8">C - ↓ (move to the bottom cell)</text:p>
                </text:list-item>
                <text:list-item>
                  <text:p text:style-name="P8">C – S - ↑ (select the entire cells)</text:p>
                </text:list-item>
                <text:list-item>
                  <text:p text:style-name="P8">C – S – v (paste values)</text:p>
                </text:list-item>
              </text:list>
            </text:list-item>
            <text:list-item>
              <text:p text:style-name="P6">col E → cleared ? (no “=FXX” formula ?)</text:p>
            </text:list-item>
            <text:list-item>
              <text:p text:style-name="P6">range values → update</text:p>
              <text:list>
                <text:list-item>
                  <text:p text:style-name="P6">cell C206 → select</text:p>
                </text:list-item>
                <text:list-item>
                  <text:p text:style-name="P6">enter → new value</text:p>
                </text:list-item>
                <text:list-item>
                  <text:p text:style-name="P6">S - ↑ (select 2 cells)</text:p>
                </text:list-item>
                <text:list-item>
                  <text:p text:style-name="P6">C – c &gt; C - ↑ (copy, move to the top)</text:p>
                </text:list-item>
                <text:list-item>
                  <text:p text:style-name="P6">C – S – v &gt; Ret (paste value)</text:p>
                </text:list-item>
                <text:list-item>
                  <text:p text:style-name="P6">C - ↓ x 2 (move to → top of the indicator cells)</text:p>
                </text:list-item>
                <text:list-item>
                  <text:p text:style-name="P6">C – S - ↓ x 3 (select → indicator cells)</text:p>
                </text:list-item>
                <text:list-item>
                  <text:p text:style-name="P6">C – f &gt; - v &gt; S - ← x 2 &gt; C – x &gt; Tab &gt; C – v (replace dialog, set in each box)</text:p>
                </text:list-item>
                <text:list-item>
                  <text:p text:style-name="P6">M – o &gt; - u &gt; - l &gt; -u &gt; Esc (replace)</text:p>
                </text:list-item>
                <text:list-item>
                  <text:p text:style-name="P6">save</text:p>
                </text:list-item>
              </text:list>
            </text:list-item>
            <text:list-item>
              <text:p text:style-name="P5">m</text:p>
              <text:list>
                <text:list-item>
                  <text:list>
                    <text:list-item>
                      <text:p text:style-name="P5">vlc</text:p>
                      <text:list>
                        <text:list-item>
                          <text:p text:style-name="P5">play the file</text:p>
                        </text:list-item>
                      </text:list>
                    </text:list-item>
                    <text:list-item>
                      <text:p text:style-name="P5">sheet</text:p>
                      <text:list>
                        <text:list-item>
                          <text:p text:style-name="P5">g-XXXX ==&gt; write</text:p>
                        </text:list-item>
                      </text:list>
                    </text:list-item>
                    <text:list-item>
                      <text:p text:style-name="P5">text file</text:p>
                      <text:list>
                        <text:list-item>
                          <text:p text:style-name="P5">copy the target line</text:p>
                        </text:list-item>
                      </text:list>
                    </text:list-item>
                    <text:list-item>
                      <text:p text:style-name="P5">sheet</text:p>
                      <text:list>
                        <text:list-item>
                          <text:p text:style-name="P5"><text:soft-page-break/>paste</text:p>
                        </text:list-item>
                        <text:list-item>
                          <text:p text:style-name="P5">replace “,” with “ “ (space) → between “<text:span text:style-name="T6">et-7” and “patt</text:span>”</text:p>
                        </text:list-item>
                        <text:list-item>
                          <text:p text:style-name="P5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col E → location ==&gt; register ?</text:p>
            </text:list-item>
          </text:list>
        </text:list-item>
        <text:list-item>
          <text:p text:style-name="P5">“6<text:tab/>open csv file”</text:p>
        </text:list-item>
        <text:list-item>
          <text:p text:style-name="P5">“7<text:tab/>insert to db” ~~ “18<text:tab/>copemos → add</text:p>
          <text:list>
            <text:list-item>
              <text:list>
                <text:list-item>
                  <text:p text:style-name="P5">blank cells</text:p>
                  <text:list>
                    <text:list-item>
                      <text:p text:style-name="P5">blank, same-content cells</text:p>
                    </text:list-item>
                    <text:list-item>
                      <text:p text:style-name="P5">discrete ones</text:p>
                    </text:list-item>
                  </text:list>
                </text:list-item>
                <text:list-item>
                  <text:p text:style-name="P5">“:m XXX”</text:p>
                </text:list-item>
                <text:list-item>
                  <text:p text:style-name="P5">music memos</text:p>
                </text:list-item>
              </text:list>
            </text:list-item>
          </text:list>
        </text:list-item>
        <text:list-item>
          <text:p text:style-name="P5">video filesy image files”</text:p>
        </text:list-item>
        <text:list-item>
          <text:p text:style-name="P5">mov files → move</text:p>
          <text:list>
            <text:list-item>
              <text:p text:style-name="P5">from : C:\WORKS_2\WS\WS_Cake_IFM11\iphone_to_upload</text:p>
            </text:list-item>
            <text:list-item>
              <text:p text:style-name="P5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Cake_IFM11\commands\16)_move-mov-files.ba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p text:style-name="P1"/>
      <text:list xml:id="list31319376" text:continue-numbering="true" text:style-name="L1">
        <text:list-item>
          <text:p text:style-name="P5">closing</text:p>
          <text:list>
            <text:list-item>
              <text:p text:style-name="P5">gt, kb memos → register (optional)</text:p>
              <text:list>
                <text:list-item>
                  <text:p text:style-name="P5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WS\WS_Others.Art\JVEMV6\46_art\11_guitar\memos_guitar.odt</text:p>
          </table:table-cell>
        </table:table-row>
        <table:table-row>
          <table:table-cell table:style-name="表1.A2" office:value-type="string">
            <text:p text:style-name="P2"/>
          </table:table-cell>
        </table:table-row>
        <table:table-row>
          <table:table-cell table:style-name="表1.A2" office:value-type="string">
            <text:p text:style-name="P1"><text:span text:style-name="T4">STEPS : register memos</text:span>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1315424" text:continue-numbering="true" text:style-name="L1">
        <text:list-item>
          <text:list>
            <text:list-item>
              <text:p text:style-name="P5">image files</text:p>
            </text:list-item>
            <text:list-item>
              <text:p text:style-name="P5">folders</text:p>
            </text:list-item>
            <text:list-item>
              <text:p text:style-name="P5">“21<text:tab/>close apps”</text:p>
            </text:list-item>
            <text:list-item>
              <text:p text:style-name="P5">web pages</text:p>
            </text:list-item>
            <text:list-item>
              <text:p text:style-name="P5">command prompt</text:p>
            </text:list-item>
          </text:list>
        </text:list-item>
      </text:list>
      <text:p text:style-name="P1"/>
      <text:p text:style-name="P1"/>
      <text:p text:style-name="P1">/ ------------------------------------------------------------ [STEPS : ops] 20191006_070127 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19-10-24T11:11:16.61</dc:date>
    <dc:creator>iwabuchi ken</dc:creator>
    <meta:editing-duration>PT19H35M24S</meta:editing-duration>
    <meta:editing-cycles>48</meta:editing-cycles>
    <meta:generator>OpenOffice/4.1.3$Win32 OpenOffice.org_project/413m1$Build-9783</meta:generator>
    <meta:document-statistic meta:table-count="4" meta:image-count="0" meta:object-count="0" meta:page-count="4" meta:paragraph-count="159" meta:word-count="877" meta:character-count="4117"/>
  </office:meta>
</office:document-meta>
</file>